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Standard">
      <style:paragraph-properties fo:margin-left="0.5in" fo:margin-right="0in" fo:margin-top="0in" fo:margin-bottom="0in" fo:line-height="200%" fo:text-align="start" style:justify-single-word="false" fo:text-indent="-0.5098in" style:auto-text-indent="false">
        <style:tab-stops/>
      </style:paragraph-properties>
      <style:text-properties style:font-name="times new roman" fo:font-size="12pt" style:font-size-asian="12pt" style:font-size-complex="12pt"/>
    </style:style>
    <style:style style:name="P13" style:family="paragraph" style:parent-style-name="Text_20_body">
      <style:paragraph-properties fo:margin-left="0in" fo:margin-right="0in" fo:margin-top="0in" fo:margin-bottom="0in" fo:line-height="200%" fo:text-indent="0.5in" style:auto-text-indent="false"/>
    </style:style>
    <style:style style:name="P14"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A. B. Walkley wrote of one </text:span><text:span text:style-name="T8">of the greatest comedies in the English language, “There is no discordant note of seriousness. It is of nonsense” (196). Despite its apparent dearth of “seriousness,” </text:span><text:span text:style-name="T7">The Importance of Being Earnest </text:span><text:span text:style-name="T8">by Oscar Wilde contains deep, radical meaning on many topics, including socialism. Arguably more surprising than a critic calling the masterpiece, “nonsense,” (He continued by saying, “Better nonsense, I think, our stage has not seen,” to be fair.) is that </text:span><text:span text:style-name="T6">Wilde, a self-professed socialist who wrote </text:span><text:span text:style-name="Emphasis"><text:span text:style-name="T6">The Soul of Man Under Socialism</text:span></text:span><text:span text:style-name="T6">, incorporated the ideology into his opus for reasons more important to him than advancing that cause. Though Wilde supported this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as inferior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ext:span><text:soft-page-break/><text:span text:style-name="T6">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Algernon and Jack, who “Bunbury,” or visit fabricated friends (named after the man that Algernon “visits”)—including temporarily ending both of their engagements. These lies and the many other instances of a lack of respect for Victorian morals—values such as earnestness, propriety, and respect for others—criticize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on its own, as Wilde’s beliefs did not perfectly fit into socialism. Instead of functioning solely as a theme on its own, it also exposes a deep metaphor in the work. Killeen argues that Wilde did not solely claim socialism because he believed in its basic principles; instead, he proposes, Wilde utilized the socialism for other purposes. Killeen suggest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text:span><text:soft-page-break/><text:span text:style-name="T6">lobbying for socialism because he believed in it, Killeen asserts that Wild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more directly leads the audience to the theme that the socialist theme represents, the belief that England is oppressing Ireland just as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Though Algernon reprobates the “lower orders,” “it is in fact the upper class that ends up as </text:span><text:soft-page-break/><text:span text:style-name="T6">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In so doing, he creates the socialist theme supporting more liberty for the middle class, which represents his support for Ireland's freedom from England's ascendancy. </text:span></text:p>
        <text:p text:style-name="P9"><text:span text:style-name="T6">This ridicule equally attacks characters from the town and from the country—despite the dichotomy between the two domains—demonstrating that Wilde is mocking the English upper-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Bunburying also serves as </text:span><text:soft-page-break/><text:span text:style-name="T6">another example of deception, as each of them invents a person to visit as a pretense for the Bunburying. The fact that both partake in this action shows the balance between the Londoners and the country-dwellers in the play. Wilde further creates equality between Londoners and country folk by having those from both London and the country say lines that mock the rich. In one such instance, Algernon,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is line uses hyperbole to emphasize how dishonest the aristocrats were by suggesting that one might apologize for straying from the norm and living a life free from lies. “[T]he idea that it is painful for Jack to tell the truth ... reveals Oscar Wilde’s view that it is stereotypical behaviour of the upper class people to be deceitful” (</text:span><text:span text:style-name="T12">Tamminen-Kivistö 48)</text:span><text:span text:style-name="T6">. This attack upon the nobles' honor The criticism continues when Gwendolen responds, “I can. For I feel that you are sure to change” (54). This reinforces the idea that the status quo in noble society is deceit; Gwendolen does not even consider the outlandish possibility that Jack might continue his honesty. Since characters from both the country and the city proclaim these scathing lines, the play satirizes the upper class as a whole. By exposing that the aristocrats possess at least as many faults as those of the working class, these lines imply that England should implement socialism, which would place those from the lower class at equal status with these ignoble nobles.</text:span></text:p>
        <text:p text:style-name="P9"><text:soft-page-break/><text:span text:style-name="T6">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10">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t he upper classes, and probably lead to acts of violence in Grosvenor Square” (13). For one, this passage disparages English society by pointing out the failure of its education system. Furthermore, it continues the ridicule of the upper echelon by <text:soft-page-break/>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pan text:style-name="T6">Another instance of criticism of Lady Bracknell transferring to critique of England's reign over Ireland occurs when she insults Jack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text:span><text:soft-page-break/><text:span text:style-name="T6">bolsters the apparent socialist themes, intensifying the satire of the English upper class. Furthermore, since Lady Bracknell, “the paragon of propriety,” (Stoller 89) who epitomizes English society, utters the line, her heartless disregard for the suffering of those less blessed than herself reflects onto the entirety of English society. This indifference to suffering relates directly to the issue of English rule of Ireland because Bracknell's line bears similarities to the Great Potato Famine, which occurred just a few years before Wilde’s birth. During that period of crop failure, the English allowed 1 million Irish to starve to death while still forcing Ireland to export food (Killeen 134). Lady Bracknell's coldness towards Jack's orphanhood emulates England's apathy toward the plight of the Irish during the famine. By portraying Lady Bracknell as devoid of morality and sympathy, Wilde harshly criticizes not just the upper class, but England as a whole as well. In so doing, he suggests that England ruthlessly and wrongfully rules Ireland. </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his disdain.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text:soft-page-break/>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9"><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text:span><text:soft-page-break/><text:span text:style-name="T6">seditious nature of the message. </text:span></text:p>
        <text:p text:style-name="P9"><text:span text:style-name="T6">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12">Stoller, Ted. “Satire and Social Change: The Importance of Having Humour.” <text:span text:style-name="T1">Stellar</text:span><text:span text:style-name="T2"> 2 (2008): 88-93. 8 April 2009 &lt;http://www.okcu.edu/english/stellar2008.pdf&gt;.</text:span></text:p>
      <text:p text:style-name="P5">Tamminen-Kivistö. “Victorian Society on a Small Scale? – Upper Social Classes as the Targets of Critique in <text:span text:style-name="T1">The Importance of Being Earnest</text:span> by Oscar Wilde.” Diss. U of Tampere, 2005. </text:p>
      <text:p text:style-name="P5">Walkley, A.B. “On <text:span text:style-name="T1">The Importance of Being Earnest</text:span><text:span text:style-name="T2">.” </text:span><text:span text:style-name="T1">Oscar Wilde: The Critical Heritage</text:span><text:span text:style-name="T2">. Ed. Karl Beckson. London: Routledge &amp; Kegan Paul: 1970. 196-199.</text:span></text:p>
      <text:p text:style-name="P5">Wallace, Sarah. "The Importance of Being Subversive." <text:span text:style-name="T9">American Reperotry Theatre</text:span>. 5 Nov 2006. 5 Apr 2009 &lt;http://www.amrep.org/articles/5_2c/subversive.html&gt;.</text:p>
      <text:p text:style-name="P3"><text:soft-page-break/>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2:24:00</dc:date>
    <meta:editing-cycles>236</meta:editing-cycles>
    <meta:editing-duration>P1DT12H46M4S</meta:editing-duration>
    <meta:user-defined meta:name="Info 1"/>
    <meta:user-defined meta:name="Info 2"/>
    <meta:user-defined meta:name="Info 3"/>
    <meta:user-defined meta:name="Info 4"/>
    <meta:document-statistic meta:table-count="0" meta:image-count="0" meta:object-count="0" meta:page-count="12" meta:paragraph-count="31" meta:word-count="3855" meta:character-count="24225"/>
  </office:meta>
</office:document-meta>
</file>